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2000002722A997D72F335B4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251cm" style:rel-column-width="8191*"/>
    </style:style>
    <style:style style:name="Tableau1.H" style:family="table-column">
      <style:table-column-properties style:column-width="2.252cm" style:rel-column-width="819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8.707cm"/>
    </style:style>
    <style:style style:name="Tableau2.B" style:family="table-column">
      <style:table-column-properties style:column-width="9.285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6.001cm" style:rel-column-width="21845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6.001cm" style:rel-column-width="21845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3a5c7" style:font-style-asian="italic" style:font-weight-asian="bold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3a5c7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ize="10pt" officeooo:rsid="00055811" officeooo:paragraph-rsid="0023a5c7" style:font-size-asian="10pt" style:font-size-complex="10pt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3a5c7"/>
    </style:style>
    <style:style style:name="P5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23a5c7" style:font-weight-asian="bold" style:font-weight-complex="bold"/>
    </style:style>
    <style:style style:name="P6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P7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P8" style:family="paragraph" style:parent-style-name="Text_20_body">
      <style:text-properties officeooo:rsid="0029bd82" officeooo:paragraph-rsid="002fa5b7"/>
    </style:style>
    <style:style style:name="P9" style:family="paragraph" style:parent-style-name="Text_20_body">
      <style:text-properties officeooo:rsid="0029bd82" officeooo:paragraph-rsid="00312d9b"/>
    </style:style>
    <style:style style:name="P10" style:family="paragraph" style:parent-style-name="Text_20_body">
      <style:paragraph-properties fo:margin-top="0cm" fo:margin-bottom="0cm" style:contextual-spacing="false" fo:line-height="150%" fo:break-before="page">
        <style:tab-stops>
          <style:tab-stop style:position="19.001cm" style:type="right" style:leader-style="dotted" style:leader-text="."/>
        </style:tab-stops>
      </style:paragraph-properties>
      <style:text-properties officeooo:rsid="0029bd82" officeooo:paragraph-rsid="00322951"/>
    </style:style>
    <style:style style:name="P11" style:family="paragraph" style:parent-style-name="Text_20_body">
      <style:paragraph-properties fo:margin-top="0cm" fo:margin-bottom="0cm" style:contextual-spacing="false" fo:line-height="150%">
        <style:tab-stops>
          <style:tab-stop style:position="19.001cm" style:type="right" style:leader-style="dotted" style:leader-text="."/>
        </style:tab-stops>
      </style:paragraph-properties>
      <style:text-properties officeooo:rsid="0029bd82" officeooo:paragraph-rsid="00322951"/>
    </style:style>
    <style:style style:name="P12" style:family="paragraph" style:parent-style-name="Preformatted_20_Text">
      <style:text-properties officeooo:rsid="0028cb3a" officeooo:paragraph-rsid="0028cb3a"/>
    </style:style>
    <style:style style:name="P13" style:family="paragraph" style:parent-style-name="Text_20_body">
      <style:text-properties officeooo:rsid="0028cb3a" officeooo:paragraph-rsid="0028cb3a"/>
    </style:style>
    <style:style style:name="P14" style:family="paragraph" style:parent-style-name="Table_20_Contents">
      <style:paragraph-properties fo:text-align="start" style:justify-single-word="false"/>
      <style:text-properties officeooo:rsid="0028cb3a" officeooo:paragraph-rsid="0028cb3a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8cb3a" officeooo:paragraph-rsid="0028cb3a" style:font-weight-asian="bold" style:font-weight-complex="bold"/>
    </style:style>
    <style:style style:name="P16" style:family="paragraph" style:parent-style-name="Table_20_Contents">
      <style:text-properties style:font-name="Consolas" officeooo:rsid="0028cb3a" officeooo:paragraph-rsid="0028cb3a"/>
    </style:style>
    <style:style style:name="P17" style:family="paragraph" style:parent-style-name="Table_20_Contents">
      <style:paragraph-properties fo:text-align="start" style:justify-single-word="false"/>
      <style:text-properties style:font-name="Consolas" fo:font-size="10pt" officeooo:rsid="002fa5b7" officeooo:paragraph-rsid="002fa5b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24pt" officeooo:paragraph-rsid="00312d9b" style:font-size-asian="20pt" style:font-size-complex="20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312d9b" style:font-size-asian="12pt" style:font-size-complex="12pt"/>
    </style:style>
    <style:style style:name="P20" style:family="paragraph" style:parent-style-name="Text_20_body">
      <style:text-properties officeooo:rsid="002fa5b7" officeooo:paragraph-rsid="002fa5b7"/>
    </style:style>
    <style:style style:name="P21" style:family="paragraph" style:parent-style-name="Heading_20_2">
      <style:text-properties officeooo:paragraph-rsid="00312d9b"/>
    </style:style>
    <style:style style:name="P22" style:family="paragraph" style:parent-style-name="Heading_20_2">
      <style:text-properties officeooo:rsid="0029bd82" officeooo:paragraph-rsid="002fa5b7"/>
    </style:style>
    <style:style style:name="P23" style:family="paragraph" style:parent-style-name="Heading_20_2" style:master-page-name="Standard">
      <style:paragraph-properties style:page-number="auto" style:writing-mode="lr-tb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rsid="0028cb3a" officeooo:paragraph-rsid="0028cb3a"/>
    </style:style>
    <style:style style:name="P26" style:family="paragraph" style:parent-style-name="Text_20_body" style:list-style-name="L2">
      <style:paragraph-properties fo:margin-top="0.101cm" fo:margin-bottom="0.101cm" style:contextual-spacing="true"/>
      <style:text-properties officeooo:rsid="002fa5b7" officeooo:paragraph-rsid="002fa5b7"/>
    </style:style>
    <style:style style:name="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4b374" style:font-weight-asian="bold" style:font-weight-complex="bold"/>
    </style:style>
    <style:style style:name="T5" style:family="text">
      <style:text-properties fo:font-weight="bold" officeooo:rsid="002c59cd" style:font-weight-asian="bold" style:font-weight-complex="bold"/>
    </style:style>
    <style:style style:name="T6" style:family="text">
      <style:text-properties officeooo:rsid="0054b374"/>
    </style:style>
    <style:style style:name="T7" style:family="text">
      <style:text-properties officeooo:rsid="00055811"/>
    </style:style>
    <style:style style:name="T8" style:family="text">
      <style:text-properties officeooo:rsid="0028cb3a"/>
    </style:style>
    <style:style style:name="T9" style:family="text">
      <style:text-properties style:font-name="Consolas" fo:font-weight="bold" style:font-weight-asian="bold" style:font-weight-complex="bold"/>
    </style:style>
    <style:style style:name="T10" style:family="text">
      <style:text-properties officeooo:rsid="002ba72a"/>
    </style:style>
    <style:style style:name="T11" style:family="text">
      <style:text-properties officeooo:rsid="002c59cd"/>
    </style:style>
    <style:style style:name="T12" style:family="text">
      <style:text-properties officeooo:rsid="002f69d4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f69d4" style:font-size-asian="12pt" style:font-size-complex="12pt"/>
    </style:style>
    <style:style style:name="T15" style:family="text">
      <style:text-properties officeooo:rsid="00312d9b"/>
    </style:style>
    <style:style style:name="T16" style:family="text">
      <style:text-properties officeooo:rsid="003247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Exercice 1 – <text:span text:style-name="T15">4 Points</text:span></text:h>
      <text:p text:style-name="Text_20_body">Soit l'algorithme suivant :</text:p>
      <text:p text:style-name="Preformatted_20_Text">ALGORITHME <text:span text:style-name="T8">E</text:span>xercice 1</text:p>
      <text:p text:style-name="Preformatted_20_Text">DÉBUT</text:p>
      <text:p text:style-name="Preformatted_20_Text"><text:span text:style-name="T8"><text:s text:c="2"/>A</text:span> ← 10.6</text:p>
      <text:p text:style-name="Preformatted_20_Text"><text:s text:c="2"/>B ← "A"</text:p>
      <text:p text:style-name="Preformatted_20_Text"><text:s text:c="2"/>C ← 65 +(2*4) <text:span text:style-name="T10">div</text:span> 3</text:p>
      <text:p text:style-name="Preformatted_20_Text"><text:s text:c="2"/>D ← (-3+5&lt;10) <text:span text:style-name="T10">et</text:span> (2&lt;10)</text:p>
      <text:p text:style-name="Preformatted_20_Text"><text:s text:c="2"/>E ← <text:span text:style-name="T10">non</text:span> (B &lt; "B") <text:span text:style-name="T10">ou</text:span> (<text:span text:style-name="T8">Chr</text:span>(C) &lt; "C")</text:p>
      <text:p text:style-name="Preformatted_20_Text"><text:s text:c="2"/>F ← Arrondi(A) &gt; Ent(A)</text:p>
      <text:p text:style-name="Preformatted_20_Text"><text:s text:c="2"/>G ← "A" ≤ Chr(Aléa(65, 90)) ≤ "Z"</text:p>
      <text:p text:style-name="Preformatted_20_Text"><text:s text:c="2"/>Écrire(A, "-", B, "-", C, "-", D, "-", E, "-", F, "-", G)</text:p>
      <text:p text:style-name="Preformatted_20_Text">FIN</text:p>
      <text:list text:style-name="L1">
        <text:list-item>
          <text:p text:style-name="P24">Donner la valeur et le type de chaque variable.</text:p>
        </text:list-item>
      </text:list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15">Variable</text:p>
          </table:table-cell>
          <table:table-cell table:style-name="Tableau1.A1" office:value-type="string">
            <text:p text:style-name="P15">A</text:p>
          </table:table-cell>
          <table:table-cell table:style-name="Tableau1.A1" office:value-type="string">
            <text:p text:style-name="P15">B</text:p>
          </table:table-cell>
          <table:table-cell table:style-name="Tableau1.A1" office:value-type="string">
            <text:p text:style-name="P15">C</text:p>
          </table:table-cell>
          <table:table-cell table:style-name="Tableau1.A1" office:value-type="string">
            <text:p text:style-name="P15">D</text:p>
          </table:table-cell>
          <table:table-cell table:style-name="Tableau1.A1" office:value-type="string">
            <text:p text:style-name="P15">E</text:p>
          </table:table-cell>
          <table:table-cell table:style-name="Tableau1.A1" office:value-type="string">
            <text:p text:style-name="P15">F</text:p>
          </table:table-cell>
          <table:table-cell table:style-name="Tableau1.H1" office:value-type="string">
            <text:p text:style-name="P15">G</text:p>
          </table:table-cell>
        </table:table-row>
        <table:table-row>
          <table:table-cell table:style-name="Tableau1.A2" office:value-type="string">
            <text:p text:style-name="P15">Valeu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Typ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list text:continue-numbering="true" text:style-name="L1">
        <text:list-item>
          <text:p text:style-name="P25">Qu’affiche cet algorithme à l’écran.</text:p>
        </text:list-item>
      </text:list>
      <text:h text:style-name="Heading_20_2" text:outline-level="2">Exercice 2 – <text:span text:style-name="T15">2,5 Points</text:span></text:h>
      <text:p text:style-name="P13">Soient les affectations suivantes : </text:p>
      <text:p text:style-name="Preformatted_20_Text">ch1 ← "DEVOIR"</text:p>
      <text:p text:style-name="Preformatted_20_Text">ch2 ← "PROGRAMMATION"</text:p>
      <text:p text:style-name="Preformatted_20_Text">ch3 ← "PYTHON"</text:p>
      <text:p text:style-name="P12">an <text:s/>← 2024</text:p>
      <text:p text:style-name="Text_20_body">Écrire les instructions <text:span text:style-name="T3">algorithmiques</text:span> nécessaires pour réaliser les tâches suivante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Tâches à réaliser</text:p>
          </table:table-cell>
          <table:table-cell table:style-name="Tableau2.B1" office:value-type="string">
            <text:p text:style-name="P15">Séquence en algorithmique</text:p>
          </table:table-cell>
        </table:table-row>
        <table:table-row>
          <table:table-cell table:style-name="Tableau2.A2" office:value-type="string">
            <text:p text:style-name="P14">Déterminer la longueur <text:span text:style-name="T3">l</text:span> de la chaîne <text:span text:style-name="T3">ch1</text:span>.</text:p>
          </table:table-cell>
          <table:table-cell table:style-name="Tableau2.B2" office:value-type="string">
            <text:p text:style-name="P16">l <text:s text:c="2"/>← ………………</text:p>
          </table:table-cell>
        </table:table-row>
        <table:table-row>
          <table:table-cell table:style-name="Tableau2.A2" office:value-type="string">
            <text:p text:style-name="P14">Créer : <text:span text:style-name="T9">ch4 ← "PROGRAMMATION PYTHON"</text:span></text:p>
            <text:p text:style-name="P14">à partir des chaînes <text:span text:style-name="T3">ch2</text:span> et <text:span text:style-name="T3">ch3</text:span></text:p>
          </table:table-cell>
          <table:table-cell table:style-name="Tableau2.B3" office:value-type="string">
            <text:p text:style-name="P16">ch4 ← ………………</text:p>
          </table:table-cell>
        </table:table-row>
        <table:table-row>
          <table:table-cell table:style-name="Tableau2.A2" office:value-type="string">
            <text:p text:style-name="P14">Créer: <text:span text:style-name="T9">ch5 ← "PROG"</text:span></text:p>
            <text:p text:style-name="P14">à partir de <text:span text:style-name="T3">ch2</text:span></text:p>
          </table:table-cell>
          <table:table-cell table:style-name="Tableau2.B3" office:value-type="string">
            <text:p text:style-name="P16">ch5 ← ………………</text:p>
          </table:table-cell>
        </table:table-row>
        <table:table-row>
          <table:table-cell table:style-name="Tableau2.A2" office:value-type="string">
            <text:p text:style-name="P14">Trouver la position du mot <text:span text:style-name="T3">"PYTHON"</text:span> dans la chaîne <text:span text:style-name="T3">ch4</text:span></text:p>
          </table:table-cell>
          <table:table-cell table:style-name="Tableau2.B3" office:value-type="string">
            <text:p text:style-name="P16">p <text:s text:c="2"/>← ………………</text:p>
          </table:table-cell>
        </table:table-row>
        <table:table-row>
          <table:table-cell table:style-name="Tableau2.A2" office:value-type="string">
            <text:p text:style-name="P14">Créer : <text:span text:style-name="T9">ch6 ← "DEVOIR 2024"</text:span> </text:p>
            <text:p text:style-name="P14">à partir de <text:span text:style-name="T3">ch2</text:span> et <text:span text:style-name="T3">an</text:span></text:p>
          </table:table-cell>
          <table:table-cell table:style-name="Tableau2.B3" office:value-type="string">
            <text:p text:style-name="P16"><text:span text:style-name="T11">c</text:span>h6 ← ………………</text:p>
          </table:table-cell>
        </table:table-row>
      </table:table>
      <text:h text:style-name="P21" text:outline-level="2"><text:soft-page-break/>Exercice <text:span text:style-name="T15">3 – 5,5 Points</text:span></text:h>
      <text:p text:style-name="P9">Écrire l’algorithme d’un programme qui saisit un entier <text:span text:style-name="T3">a</text:span> (formé de quatre chiffres) puis affiche s’<text:span text:style-name="T12">il est</text:span> symétrique <text:span text:style-name="T12">ou non</text:span>.</text:p>
      <text:p text:style-name="P9"><text:span text:style-name="T3">Exemple</text:span><text:span text:style-name="T5">s</text:span><text:span text:style-name="T3"> : </text:span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8">1234 </text:p>
            <text:p text:style-name="P19">→ <text:span text:style-name="T12">Asymétrique</text:span></text:p>
          </table:table-cell>
          <table:table-cell table:style-name="Tableau3.B1" office:value-type="string">
            <text:p text:style-name="P18"><text:span text:style-name="T12">5</text:span><text:span text:style-name="T11">775</text:span></text:p>
            <text:p text:style-name="P19">→ <text:span text:style-name="T12">Symétrique</text:span></text:p>
          </table:table-cell>
          <table:table-cell table:style-name="Tableau3.B1" office:value-type="string">
            <text:p text:style-name="P18"><text:span text:style-name="T11">59</text:span><text:span text:style-name="T12">9</text:span><text:span text:style-name="T11">8</text:span></text:p>
            <text:p text:style-name="P18"><text:span text:style-name="T13">→ </text:span><text:span text:style-name="T14">Asymétrique</text:span></text:p>
          </table:table-cell>
        </table:table-row>
      </table:table>
      <text:h text:style-name="P21" text:outline-level="2">Exercice <text:span text:style-name="T15">4 – 8 Points</text:span></text:h>
      <text:p text:style-name="P20">Écrire l’algorithme d’un programme qui simule le jeu "فراد زواز" contre l’ordinateur.</text:p>
      <text:list text:style-name="L2">
        <text:list-item>
          <text:p text:style-name="P26">L’utilisateur choisit 0 pour "زواز" et 1 pour "فراد"</text:p>
        </text:list-item>
        <text:list-item>
          <text:p text:style-name="P26">L’utilisateur choisit un nombre entre 0 et 5</text:p>
        </text:list-item>
        <text:list-item>
          <text:p text:style-name="P26">L’ordinateur génère un nombre aléatoire entre 0 et 5</text:p>
        </text:list-item>
        <text:list-item>
          <text:p text:style-name="P26">Si la somme des deux nombres est paire correspond au choix de l’utilisateur, il gagne.</text:p>
        </text:list-item>
      </text:list>
      <text:p text:style-name="P8"><text:span text:style-name="T3">Exemple</text:span><text:span text:style-name="T5">s</text:span><text:span text:style-name="T3"> : </text:span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7">Zouaz ou frad (0/1) ? 1</text:p>
            <text:p text:style-name="P17">Votre choix ? 3</text:p>
            <text:p text:style-name="P17">Choix ordinateur : 2</text:p>
            <text:p text:style-name="P17">Somme : <text:span text:style-name="T16">5</text:span></text:p>
            <text:p text:style-name="P17">→ Frad</text:p>
            <text:p text:style-name="P17">Vous gagnez</text:p>
          </table:table-cell>
          <table:table-cell table:style-name="Tableau4.B1" office:value-type="string">
            <text:p text:style-name="P17">Zouaz ou frad (0/1) ? 0</text:p>
            <text:p text:style-name="P17">Votre choix ? 1</text:p>
            <text:p text:style-name="P17">Choix ordinateur : 3</text:p>
            <text:p text:style-name="P17">Somme : <text:span text:style-name="T16">4</text:span></text:p>
            <text:p text:style-name="P17">→ Zouaz</text:p>
            <text:p text:style-name="P17">Vous gagnez</text:p>
          </table:table-cell>
          <table:table-cell table:style-name="Tableau4.B1" office:value-type="string">
            <text:p text:style-name="P17">Zouaz ou frad (0/1) ? 1</text:p>
            <text:p text:style-name="P17">Votre choix ? 3</text:p>
            <text:p text:style-name="P17">Choix ordinateur : 5</text:p>
            <text:p text:style-name="P17">Somme : <text:span text:style-name="T16">8</text:span></text:p>
            <text:p text:style-name="P17">→ Zouaz</text:p>
            <text:p text:style-name="P17">Vous perdez</text:p>
          </table:table-cell>
        </table:table-row>
      </table:table>
      <text:h text:style-name="P22" text:outline-level="2"/>
      <text:p text:style-name="P10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soft-page-break/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  <style:text-properties officeooo:rsid="002c59cd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3a5c7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3a5c7"/>
    </style:style>
    <style:style style:name="MP3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23a5c7" style:font-weight-asian="bold" style:font-weight-complex="bold"/>
    </style:style>
    <style:style style:name="MP4" style:family="paragraph" style:parent-style-name="Table_20_Contents">
      <style:text-properties fo:font-size="10pt" officeooo:rsid="00055811" officeooo:paragraph-rsid="0023a5c7" style:font-size-asian="10pt" style:font-size-complex="10pt"/>
    </style:style>
    <style:style style:name="MP5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3a5c7" style:font-size-asian="10pt" style:font-style-asian="italic" style:font-weight-asian="bold" style:font-size-complex="10pt" style:font-style-complex="italic" style:font-weight-complex="bold"/>
    </style:style>
    <style:style style:name="MP6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MP7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054b374" style:font-weight-asian="bold" style:font-weight-complex="bold"/>
    </style:style>
    <style:style style:name="MT5" style:family="text">
      <style:text-properties officeooo:rsid="0054b374"/>
    </style:style>
    <style:style style:name="MT6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<draw:frame draw:style-name="Mfr1" draw:name="Image3 Copie 1" text:anchor-type="as-char" svg:width="1cm" svg:height="1cm" draw:z-index="0"><draw:image xlink:href="Pictures/1000000100000272000002722A997D72F335B499.png" xlink:type="simple" xlink:show="embed" xlink:actuate="onLoad" draw:mime-type="image/png"/></draw:frame></text:p>
              <text:p text:style-name="MP2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3">Devoir de contrôle n°1</text:p>
            </table:table-cell>
            <table:table-cell table:style-name="Tableau6.C1" office:value-type="string">
              <text:p text:style-name="MP4"><text:span text:style-name="MT3">Matière : </text:span><text:span text:style-name="MT4">Informatique</text:span></text:p>
              <text:p text:style-name="MP4"><text:span text:style-name="MT3">Classe :</text:span> <text:span text:style-name="MT5">2TI - </text:span><text:span text:style-name="MT3">Durée :</text:span> 1h</text:p>
              <text:p text:style-name="MP4"><text:span text:style-name="MT3">Enseignant :</text:span> Mohamed Anis MANI</text:p>
              <text:p text:style-name="MP4"><text:span text:style-name="MT3">Année Scolaire :</text:span> 2022-2023</text:p>
            </table:table-cell>
          </table:table-row>
        </table:table>
        <text:p text:style-name="MP5"><text:span text:style-name="MT6">Nom &amp; Prénom : </text:span><text:tab/></text:p>
      </style:header-first>
      <style:footer>
        <text:p text:style-name="MP6">Page <text:page-number text:select-page="current">4</text:page-number></text:p>
      </style:footer>
      <style:footer-first>
        <text:p text:style-name="MP7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51:43.709000000</meta:creation-date>
    <dc:title>BookAntiqua Modèle</dc:title>
    <meta:generator>LibreOffice/7.6.0.3$Windows_X86_64 LibreOffice_project/69edd8b8ebc41d00b4de3915dc82f8f0fc3b6265</meta:generator>
    <meta:editing-duration>PT5H38M30S</meta:editing-duration>
    <meta:editing-cycles>24</meta:editing-cycles>
    <dc:date>2023-11-12T12:20:12.920000000</dc:date>
    <meta:print-date>2023-11-12T12:14:44.449000000</meta:print-date>
    <meta:printed-by>Fichiers PDF</meta:printed-by>
    <meta:document-statistic meta:table-count="5" meta:image-count="1" meta:object-count="0" meta:page-count="4" meta:paragraph-count="165" meta:word-count="391" meta:character-count="2039" meta:non-whitespace-character-count="1638"/>
    <meta:template xlink:type="simple" xlink:actuate="onRequest" xlink:title="BookAntiqua Modèle" xlink:href="file:///C:/Users/Cyberbox/AppData/Roaming/LibreOffice/4/user/template/BookAntiqua%20Modèle.ott" meta:date="2023-09-25T09:51:43.478000000"/>
  </office:meta>
</office:document-meta>
</file>